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1b9d2b" officeooo:paragraph-rsid="001da9ec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line-through-style="none" style:text-line-through-type="none" style:font-name="Times New Roman" fo:font-size="12pt" style:text-underline-style="none" fo:font-weight="bold" officeooo:paragraph-rsid="001da9ec" style:font-size-asian="12pt" style:font-weight-asian="bold" style:font-size-complex="12pt"/>
    </style:style>
    <style:style style:name="P3" style:family="paragraph" style:parent-style-name="Heading">
      <style:text-properties officeooo:paragraph-rsid="001da9ec"/>
    </style:style>
    <style:style style:name="P4" style:family="paragraph" style:parent-style-name="Heading_20_2">
      <style:text-properties officeooo:paragraph-rsid="001da9ec"/>
    </style:style>
    <style:style style:name="T1" style:family="text">
      <style:text-properties style:text-line-through-style="none" style:text-line-through-type="none" style:text-underline-style="none" fo:font-weight="normal" officeooo:rsid="001f48f5" style:font-weight-asian="normal"/>
    </style:style>
    <style:style style:name="T2" style:family="text">
      <style:text-properties style:text-line-through-style="none" style:text-line-through-type="none" style:text-underline-style="none" fo:font-weight="normal" officeooo:rsid="001fcdc8" style:font-weight-asian="normal"/>
    </style:style>
    <style:style style:name="T3" style:family="text">
      <style:text-properties style:text-line-through-style="none" style:text-line-through-type="none" style:text-underline-style="none" fo:font-weight="normal" officeooo:rsid="0021f8ab" style:font-weight-asian="normal"/>
    </style:style>
    <style:style style:name="T4" style:family="text">
      <style:text-properties style:text-line-through-style="none" style:text-line-through-type="none" style:font-name="Times New Roman" fo:font-size="12pt" style:text-underline-style="none" fo:font-weight="normal" style:font-size-asian="12pt" style:font-weight-asian="normal" style:font-size-complex="12pt"/>
    </style:style>
    <style:style style:name="T5" style:family="text">
      <style:text-properties style:text-line-through-style="none" style:text-line-through-type="none" style:font-name="Times New Roman" fo:font-size="12pt" style:text-underline-style="none" fo:font-weight="normal" officeooo:rsid="001f48f5" style:font-size-asian="12pt" style:font-weight-asian="normal" style:font-size-complex="12pt"/>
    </style:style>
    <style:style style:name="T6" style:family="text">
      <style:text-properties style:text-line-through-style="none" style:text-line-through-type="none" style:font-name="Times New Roman" fo:font-size="12pt" style:text-underline-style="none" fo:font-weight="normal" officeooo:rsid="001fcdc8" style:font-size-asian="12pt" style:font-weight-asian="normal" style:font-size-complex="12pt"/>
    </style:style>
    <style:style style:name="T7" style:family="text">
      <style:text-properties style:text-line-through-style="none" style:text-line-through-type="none" style:font-name="Times New Roman" fo:font-size="12pt" style:text-underline-style="none" fo:font-weight="normal" officeooo:rsid="0021f8ab" style:font-size-asian="12pt" style:font-weight-asian="normal" style:font-size-complex="12pt"/>
    </style:style>
    <style:style style:name="T8" style:family="text">
      <style:text-properties style:text-line-through-style="none" style:text-line-through-type="none" style:font-name="Times New Roman" fo:font-size="12pt" style:text-underline-style="none" fo:font-weight="normal" officeooo:rsid="002206ab" style:font-size-asian="12pt" style:font-weight-asian="normal" style:font-size-complex="12pt"/>
    </style:style>
    <style:style style:name="T9" style:family="text">
      <style:text-properties style:text-line-through-style="none" style:text-line-through-type="none" style:font-name="Times New Roman" fo:font-size="12pt" style:text-underline-style="none" fo:font-weight="normal" officeooo:rsid="002562dd" style:font-size-asian="12pt" style:font-weight-asian="normal" style:font-size-complex="12pt"/>
    </style:style>
    <style:style style:name="T10" style:family="text">
      <style:text-properties style:text-line-through-style="none" style:text-line-through-type="none" style:font-name="Times New Roman" fo:font-size="12pt" style:text-underline-style="none" fo:font-weight="normal" officeooo:rsid="0027b1e4" style:font-size-asian="12pt" style:font-weight-asian="normal" style:font-size-complex="12pt"/>
    </style:style>
    <style:style style:name="T11" style:family="text">
      <style:text-properties style:text-line-through-style="none" style:text-line-through-type="none" style:font-name="Times New Roman" fo:font-size="12pt" style:text-underline-style="none" fo:font-weight="normal" officeooo:rsid="0028fc93" style:font-size-asian="12pt" style:font-weight-asian="normal" style:font-size-complex="12pt"/>
    </style:style>
    <style:style style:name="T12" style:family="text">
      <style:text-properties style:text-line-through-style="none" style:text-line-through-type="none" style:font-name="Times New Roman" fo:font-size="12pt" style:text-underline-style="none" fo:font-weight="normal" officeooo:rsid="002b79e3" style:font-size-asian="12pt" style:font-weight-asian="normal" style:font-size-complex="12pt"/>
    </style:style>
    <style:style style:name="T13" style:family="text">
      <style:text-properties style:text-line-through-style="none" style:text-line-through-type="none" style:font-name="Times New Roman" fo:font-size="12pt" style:text-underline-style="none" fo:font-weight="normal" officeooo:rsid="002d5c3a" style:font-size-asian="12pt" style:font-weight-asian="normal" style:font-size-complex="12pt"/>
    </style:style>
    <style:style style:name="T14" style:family="text">
      <style:text-properties style:text-line-through-style="none" style:text-line-through-type="none" style:font-name="Times New Roman" fo:font-size="12pt" style:text-underline-style="none" fo:font-weight="normal" officeooo:rsid="002bd71b" style:font-size-asian="12pt" style:font-weight-asian="normal" style:font-size-complex="12pt"/>
    </style:style>
    <style:style style:name="T15" style:family="text">
      <style:text-properties style:text-line-through-style="none" style:text-line-through-type="none" style:font-name="Times New Roman" fo:font-size="12pt" style:text-underline-style="none" fo:font-weight="normal" officeooo:rsid="002f1a95" style:font-size-asian="12pt" style:font-weight-asian="normal" style:font-size-complex="12pt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fo:font-weight="normal" officeooo:rsid="002206ab" style:font-weight-asian="normal"/>
    </style:style>
    <style:style style:name="T17" style:family="text">
      <style:text-properties officeooo:rsid="001f48f5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sans-serif" fo:font-size="12pt"/>
    </style:style>
    <style:style style:name="T20" style:family="text">
      <style:text-properties style:font-name="sans-serif" fo:font-size="12pt" officeooo:rsid="00134aa5"/>
    </style:style>
    <style:style style:name="T21" style:family="text">
      <style:text-properties style:font-name="sans-serif" fo:font-size="12pt" officeooo:rsid="00145a64"/>
    </style:style>
    <style:style style:name="T22" style:family="text">
      <style:text-properties style:font-name="sans-serif" fo:font-size="12pt" officeooo:rsid="001508a2"/>
    </style:style>
    <style:style style:name="T23" style:family="text">
      <style:text-properties style:font-name="sans-serif" fo:font-size="12pt" officeooo:rsid="0015dedb"/>
    </style:style>
    <style:style style:name="T24" style:family="text">
      <style:text-properties style:font-name="sans-serif" fo:font-size="12pt" officeooo:rsid="0015e8be"/>
    </style:style>
    <style:style style:name="T25" style:family="text">
      <style:text-properties style:font-name="sans-serif" fo:font-size="12pt" officeooo:rsid="00169de6"/>
    </style:style>
    <style:style style:name="T26" style:family="text">
      <style:text-properties style:font-name="sans-serif" fo:font-size="12pt" officeooo:rsid="001bf96c"/>
    </style:style>
    <style:style style:name="T27" style:family="text">
      <style:text-properties officeooo:rsid="00203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Spécifications</text:span> détaillées</text:p>
      <text:p text:style-name="P1"/>
      <text:h text:style-name="Heading_20_2" text:outline-level="2">Gestion des souhaits des acheteurs</text:h>
      <text:p text:style-name="P2"/>
      <text:h text:style-name="Heading_20_3" text:outline-level="3">5. Création d’une fiche de souhaits de l’acheteur :</text:h>
      <text:p text:style-name="Heading">a. L’application doit permettre la création d’une fiche de souhaits de l’acheteur. Cette fiche contient :</text:p>
      <text:p text:style-name="Text_20_body">→ Rôle : Création d’une fiche de souhaits. Entrer les valeurs : Surface_habitable_min, Surface_parcelle_min, Nombre_pieces_min, Prix_minimal, Statut. Lier à un acheteur particulier et à une ou plusieurs villes.</text:p>
      <text:p text:style-name="Text_20_body">→ Réalisé par : page « Création de la fiche de souhait acheteur ».</text:p>
      <text:p text:style-name="Text_20_body">→ Base de données : Ajout d’une occurrence dans la table Souhaits, ajout d’une association entre Souhaits et Acheteur et ajout d’une association entre Souhaits et Villes.</text:p>
      <text:p text:style-name="Text_20_body">→ Condition avant : Existence de l’acheteur à lier et des villes à lier.</text:p>
      <text:p text:style-name="Text_20_body">→ Condition après : La fiche de souhaits à été créée.</text:p>
      <text:p text:style-name="Heading">b. À chaque acheteur est associé un commercial qui le suit dans ses recherches.</text:p>
      <text:p text:style-name="Text_20_body">→ Rôle : Association d’un commercial existant avec un nouvel acheteur.</text:p>
      <text:p text:style-name="Text_20_body">→ Réalisé par : page « Liste des commerciaux ».</text:p>
      <text:p text:style-name="Text_20_body">→ Base de données : Ajout d’une association entre les tables Acheteur et Commercial.</text:p>
      <text:p text:style-name="Text_20_body">→ Condition avant : Existence de l’acheteur à lier et du commercial à lier.</text:p>
      <text:p text:style-name="Text_20_body">→ Condition après : L’association a été créée.</text:p>
      <text:h text:style-name="Heading_20_3" text:outline-level="3">6. Modification d’une fiche de souhaits de l’acheteur :</text:h>
      <text:p text:style-name="Heading">a. tous les champs d’une fiche de souhaits peuvent être modifiés</text:p>
      <text:p text:style-name="Text_20_body">→ Rôle : Modification d’une fiche de souhaits. Modifier les valeurs : Surface_habitable_min, Surface_parcelle_min, Nombre_pieces_min, Prix_minimal, Statut.</text:p>
      <text:p text:style-name="Text_20_body">→ Réalisé par : page « Fiche de souhait de l'acheteur ».</text:p>
      <text:p text:style-name="Text_20_body">→ Base de données : Modification d’une occurrence dans la table Souhaits.</text:p>
      <text:p text:style-name="Text_20_body">→ Condition avant : Existence de la fiche de souhaits à modifier.</text:p>
      <text:p text:style-name="Text_20_body">→ Condition après : La fiche de souhaits à été modifiée.</text:p>
      <text:p text:style-name="Heading"><text:soft-page-break/>b. le commercial associé à l’acheteur peut être modifié, c. une fiche de souhaits n’est jamais supprimée, mais son statut peut passer de EN COURS à OBSOLETE (et vice versa).</text:p>
      <text:p text:style-name="Text_20_body">→ Rôle : Modification de l’association entre les tables Acheteur et Commercial. Modification de la propriété Statut de la table Souhaits.</text:p>
      <text:p text:style-name="Text_20_body">→ Réalisé par : page « Liste des commerciaux ».</text:p>
      <text:p text:style-name="Text_20_body">→ Base de données : Modification d’une association entre les tables Acheteur et Commercial, modification de la propriété Statut de la table Souhaits (entre les valeurs « EN COURS » et « OBSOLETE »).</text:p>
      <text:p text:style-name="Text_20_body">→ Condition avant : Existence de l’acheteur à lier et du commercial à lier, existence de la fiche de souhaits à modifier.</text:p>
      <text:p text:style-name="Text_20_body">→ Condition après : L’association entre Acheteur et Commercial a été modifiée, la propriété Statut de la table Souhaits a été modifiée.</text:p>
      <text:h text:style-name="Heading_20_3" text:outline-level="3">7. Recherche de biens correspondant aux souhaits :</text:h>
      <text:p text:style-name="Heading">a. À partir d’une fiche de souhaits, il est possible d’accéder à la liste de tous les biens correspondant à ce souhait et dont le statut est DISPONIBLE. </text:p>
      <text:p text:style-name="Text_20_body">→ Rôle : Accès à la liste des biens figurant dans une fiche de souhaits.</text:p>
      <text:p text:style-name="Text_20_body">→ Réalisé par : page « Fiche de souhait de l'acheteur ».</text:p>
      <text:p text:style-name="Text_20_body">→ Base de données : Pas de modification.</text:p>
      <text:p text:style-name="Text_20_body">→ Condition avant : Existence de la fiche de souhaits et des biens qui y sont liés.</text:p>
      <text:p text:style-name="Text_20_body">→ Condition après : La liste des biens s’affiche à l’écran.</text:p>
      <text:h text:style-name="Heading_20_3" text:outline-level="3">10. Visites :</text:h>
      <text:p text:style-name="Heading">a. Il est possible de créer une visite, après accord avec l’acheteur. Une visite est caractérisée par : un acheteur, un commercial, un bien, une date (qui peut être différente de la date de proposition).</text:p>
      <text:p text:style-name="Text_20_body">→ Rôle : Création d’une nouvelle visite. Lier à un acheteur, un commercial, un bien et une proposition. Entrer une valeur date.</text:p>
      <text:p text:style-name="Text_20_body">→ Réalisé par : page « Nouvelle visite ».</text:p>
      <text:p text:style-name="Text_20_body">→ Base de données : Ajout d’une occurrence dans la table Visites.</text:p>
      <text:p text:style-name="Text_20_body">→ Condition avant : Existence d’une proposition regroupant toutes les informations nécessaires (acheteur, commercial, bien).</text:p>
      <text:p text:style-name="Text_20_body">→ Condition après : La visite à été planifiée et ajoutée à la base de données.</text:p>
      <text:p text:style-name="Heading"><text:soft-page-break/>b. On peut lister, sur la fiche d’un acheteur, la liste de ses visites.</text:p>
      <text:p text:style-name="Text_20_body">→ Rôle : Affiche la liste des visite d’un acheteur en particulier.</text:p>
      <text:p text:style-name="Text_20_body">→ Réalisé par : page « Liste acheteurs ».</text:p>
      <text:p text:style-name="Text_20_body">→ Base de données : Pas de modification.</text:p>
      <text:p text:style-name="Text_20_body">→ Condition avant : Existence de l’acheteur dont on veut voir la liste des visites.</text:p>
      <text:p text:style-name="Text_20_body">→ Condition après : La liste des visites de l’acheteur s’affiche à l’écran.</text:p>
      <text:p text:style-name="Heading">c. Dans la fiche de description d’un bien, on dispose d’une liste de visites.</text:p>
      <text:p text:style-name="Text_20_body">→ Rôle : Accès à la liste des visites qui concernent le bien sélectionné.</text:p>
      <text:p text:style-name="Text_20_body">→ Réalisé par : page « Liste des biens ».</text:p>
      <text:p text:style-name="Text_20_body">→ Base de données : Pas de modification.</text:p>
      <text:p text:style-name="Text_20_body">→ Condition avant : Existence du bien dont l’on veut dresser la liste des visites.</text:p>
      <text:p text:style-name="Text_20_body">→ Condition après : La liste des visites s’affiche à l’écran.</text:p>
      <text:p text:style-name="Heading"><text:span text:style-name="T8">d. </text:span>On dispose, dans la liste des biens, du nombre de visites de chaque bien listé.</text:p>
      <text:p text:style-name="Text_20_body">→ Rôle : Accès à la liste des visites qui concernent le bien sélectionné.</text:p>
      <text:p text:style-name="Text_20_body">→ Réalisé par : page « Liste des biens ».</text:p>
      <text:p text:style-name="Text_20_body">→ Base de données : Pas de modification.</text:p>
      <text:p text:style-name="Text_20_body">→ Condition avant : Existence du bien dont l’on veut dresser la liste des visites.</text:p>
      <text:p text:style-name="Text_20_body">→ Condition après : La liste des visites s’affiche à l’écran.</text:p>
      <text:p text:style-name="Heading">e. Pour chaque visite, l’application doit pouvoir générer le bon de visite correspondant, c’est-à-dire avec les bonnes informations concernant le bien, l’acheteur, le commercial et la date. La désignation correspond au type suivi du nombre de pièces, par exemple « maison de cinq pièces ».</text:p>
      <text:p text:style-name="Text_20_body">→ Rôle : Génération d’un bon de visite relatif à une visite spécifique à partir des informations stockées dans la base de données.</text:p>
      <text:p text:style-name="Text_20_body">→ Réalisé par : page « Impression d'un bon de visite ».</text:p>
      <text:p text:style-name="Text_20_body">→ Base de données : Pas de modification.</text:p>
      <text:p text:style-name="Text_20_body">→ Condition avant : Existence de la visite dont on veut générer le bon de visite.</text:p>
      <text:p text:style-name="Text_20_body">→ Condition après : Le bon de visite est généré et peut être imprimé.</text:p>
      <text:p text:style-name="Heading">f. La date d’une visite peut être modifiée.</text:p>
      <text:p text:style-name="Text_20_body">→ Rôle : Modification de la date d’une visite planifiée.</text:p>
      <text:p text:style-name="Text_20_body"><text:soft-page-break/>→ Réalisé par : page « Liste des visites ».</text:p>
      <text:p text:style-name="Text_20_body">→ Base de données : Modification de la propriété Date_visite dans la table Visites.</text:p>
      <text:p text:style-name="Text_20_body">→ Condition avant : Existence de la visite dont l’on veut modifier la date.</text:p>
      <text:p text:style-name="Text_20_body">→ Condition après : La date de la visite a été modifiée.</text:p>
      <text:p text:style-name="Heading">g. Une visite peut être annulée (elle est alors supprimée). </text:p>
      <text:p text:style-name="Text_20_body">→ Rôle : Annulation d’une visite et suppression de celle-ci.</text:p>
      <text:p text:style-name="Text_20_body">→ Réalisé par : page « Fiche de souhait de l'acheteur ».</text:p>
      <text:p text:style-name="Text_20_body">→ Base de données : Suppression d’une occurrence dans la table Visites.</text:p>
      <text:p text:style-name="Text_20_body">→ Condition avant : Existence de la visite que l’on veut supprimer.</text:p>
      <text:p text:style-name="Text_20_body">→ Condition après : La visite a été supprimée.</text:p>
      <text:h text:style-name="P4" text:outline-level="2">Gestion des commerciaux</text:h>
      <text:h text:style-name="Heading_20_2" text:outline-level="2">11.Commerciaux:</text:h>
      <text:p text:style-name="Heading"><text:span text:style-name="T19">a. </text:span><text:span text:style-name="T20">Afficher la liste des commerciaux</text:span></text:p>
      <text:p text:style-name="Standard">Rôle : Déclenché par un acteur externe. Permet d’afficher la liste des commerciaux de l’agence ainsi que des biens qui leur sont rattachés. </text:p>
      <text:p text:style-name="Standard">Réalisé par : Écran « Liste des commerciaux».</text:p>
      <text:p text:style-name="Standard">Base de données : Récupérer la liste des occurrences dans la table COMMERCIAL.</text:p>
      <text:p text:style-name="Standard">Conditions avant : Existence de la liste des commerciaux dans la BD.</text:p>
      <text:p text:style-name="Standard">Conditions après : Récupération de la liste des commerciaux. </text:p>
      <text:p text:style-name="Heading"><text:span text:style-name="T19">b. </text:span><text:span text:style-name="T24">Ajouter un nouveau commercial</text:span></text:p>
      <text:p text:style-name="Standard">Rôle : Déclenché par un acteur externe. Permet d’ajouter un nouveau commercial dans la base de données. </text:p>
      <text:p text:style-name="Standard">Réalisé par : Écran « Création d’un commercial ».</text:p>
      <text:p text:style-name="Standard">Base de données : Rajout d’un occurrence dans la table COMMERCIAL.</text:p>
      <text:p text:style-name="Standard">Conditions avant : Les commerciaux doivent posséder au moins toutes les informations obligatoires à la création d’une personnes dans la base de données. </text:p>
      <text:p text:style-name="Standard">Conditions après : Un nouveau commercial est ajouté à la base de données. </text:p>
      <text:p text:style-name="P3"><text:span text:style-name="T19">c. </text:span><text:span text:style-name="T26">Modifier les informations d’un commercial</text:span></text:p>
      <text:p text:style-name="Standard">Rôle : Déclenché par un acteur externe. Permet de modifier les informations d’un commercial. </text:p>
      <text:p text:style-name="Standard">Réalisé par : Écran « Liste des commerciaux ».</text:p>
      <text:p text:style-name="Standard">Base de données : Modification des champs d’une occurrence de la table COMMERCIAL. </text:p>
      <text:p text:style-name="Standard">Conditions avant : L’occurrence à modifier doit exister dans la base de donnée, il ne doit pas y avoir de conflit avec les nouvelles données.</text:p>
      <text:p text:style-name="Standard">Conditions après : Les informations du commercial sont modifié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55:48.061546134</meta:creation-date>
    <meta:generator>LibreOffice/5.2.7.2$Linux_X86_64 LibreOffice_project/20m0$Build-2</meta:generator>
    <dc:date>2020-02-04T16:05:14.170644210</dc:date>
    <meta:editing-duration>PT9M25S</meta:editing-duration>
    <meta:editing-cycles>3</meta:editing-cycles>
    <meta:document-statistic meta:table-count="0" meta:image-count="0" meta:object-count="0" meta:page-count="4" meta:paragraph-count="98" meta:word-count="1328" meta:character-count="7612" meta:non-whitespace-character-count="6372"/>
  </office:meta>
</office:document-meta>
</file>